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6d7dd" officeooo:paragraph-rsid="0016d7dd" style:font-size-asian="14pt" style:font-size-complex="16pt"/>
    </style:style>
    <style:style style:name="P2" style:family="paragraph" style:parent-style-name="Standard">
      <style:text-properties fo:font-size="16pt" officeooo:rsid="00176f66" officeooo:paragraph-rsid="00176f66" style:font-size-asian="14pt" style:font-size-complex="16pt"/>
    </style:style>
    <style:style style:name="P3" style:family="paragraph" style:parent-style-name="Standard">
      <style:text-properties fo:font-size="16pt" officeooo:rsid="0017b7fe" officeooo:paragraph-rsid="0017b7fe" style:font-size-asian="14pt" style:font-size-complex="16pt"/>
    </style:style>
    <style:style style:name="P4" style:family="paragraph" style:parent-style-name="Standard">
      <style:text-properties fo:font-size="16pt" officeooo:rsid="0018ab1e" officeooo:paragraph-rsid="0018ab1e" style:font-size-asian="14pt" style:font-size-complex="16pt"/>
    </style:style>
    <style:style style:name="P5" style:family="paragraph" style:parent-style-name="Standard">
      <style:text-properties fo:font-size="16pt" officeooo:rsid="0029c71b" officeooo:paragraph-rsid="002d1c49" style:font-size-asian="14pt" style:font-size-complex="16pt"/>
    </style:style>
    <style:style style:name="P6" style:family="paragraph" style:parent-style-name="Standard">
      <style:text-properties fo:font-size="16pt" officeooo:rsid="002b6cc9" officeooo:paragraph-rsid="002b6cc9" style:font-size-asian="14pt" style:font-size-complex="16pt"/>
    </style:style>
    <style:style style:name="P7" style:family="paragraph" style:parent-style-name="Standard">
      <style:text-properties fo:font-size="16pt" officeooo:rsid="002ff393" officeooo:paragraph-rsid="002ff393" style:font-size-asian="14pt" style:font-size-complex="16pt"/>
    </style:style>
    <style:style style:name="P8" style:family="paragraph" style:parent-style-name="Standard">
      <style:text-properties fo:font-size="16pt" officeooo:rsid="0030ad7c" officeooo:paragraph-rsid="0034d782" style:font-size-asian="14pt" style:font-size-complex="16pt"/>
    </style:style>
    <style:style style:name="P9" style:family="paragraph" style:parent-style-name="Standard">
      <style:text-properties fo:font-size="16pt" officeooo:rsid="0036df09" officeooo:paragraph-rsid="0036df09" style:font-size-asian="14pt" style:font-size-complex="16pt"/>
    </style:style>
    <style:style style:name="P10" style:family="paragraph" style:parent-style-name="Standard">
      <style:text-properties fo:font-size="16pt" officeooo:rsid="003d7755" officeooo:paragraph-rsid="003d7755" style:font-size-asian="14pt" style:font-size-complex="16pt"/>
    </style:style>
    <style:style style:name="P11" style:family="paragraph" style:parent-style-name="Standard">
      <style:text-properties fo:font-size="16pt" officeooo:rsid="004102df" officeooo:paragraph-rsid="00422000" style:font-size-asian="14pt" style:font-size-complex="16pt"/>
    </style:style>
    <style:style style:name="P12" style:family="paragraph" style:parent-style-name="Standard">
      <style:text-properties fo:font-size="16pt" officeooo:rsid="004399e4" officeooo:paragraph-rsid="004399e4" style:font-size-asian="14pt" style:font-size-complex="16pt"/>
    </style:style>
    <style:style style:name="P13" style:family="paragraph" style:parent-style-name="Standard">
      <style:text-properties fo:font-size="16pt" officeooo:rsid="001926b0" officeooo:paragraph-rsid="001926b0" style:font-size-asian="14pt" style:font-size-complex="16pt"/>
    </style:style>
    <style:style style:name="P14" style:family="paragraph" style:parent-style-name="Standard" style:list-style-name="L1">
      <style:text-properties fo:font-size="16pt" officeooo:rsid="0018ab1e" officeooo:paragraph-rsid="0018ab1e" style:font-size-asian="14pt" style:font-size-complex="16pt"/>
    </style:style>
    <style:style style:name="P15" style:family="paragraph" style:parent-style-name="Standard" style:list-style-name="L1">
      <style:text-properties fo:font-size="16pt" officeooo:rsid="0018ab1e" officeooo:paragraph-rsid="001bc984" style:font-size-asian="14pt" style:font-size-complex="16pt"/>
    </style:style>
    <style:style style:name="P16" style:family="paragraph" style:parent-style-name="Standard">
      <style:text-properties fo:font-size="16pt" officeooo:rsid="001e21d0" officeooo:paragraph-rsid="001f4806" style:font-size-asian="14pt" style:font-size-complex="16pt"/>
    </style:style>
    <style:style style:name="P17" style:family="paragraph" style:parent-style-name="Standard" style:list-style-name="L2">
      <style:text-properties fo:font-size="16pt" officeooo:rsid="001e21d0" officeooo:paragraph-rsid="001f4806" style:font-size-asian="14pt" style:font-size-complex="16pt"/>
    </style:style>
    <style:style style:name="P18" style:family="paragraph" style:parent-style-name="Standard" style:list-style-name="L2">
      <style:text-properties fo:font-size="16pt" officeooo:rsid="0025cae4" officeooo:paragraph-rsid="001f4806" style:font-size-asian="14pt" style:font-size-complex="16pt"/>
    </style:style>
    <style:style style:name="P19" style:family="paragraph" style:parent-style-name="Standard">
      <style:text-properties fo:font-size="16pt" officeooo:rsid="0045c507" officeooo:paragraph-rsid="0045c507" style:font-size-asian="14pt" style:font-size-complex="16pt"/>
    </style:style>
    <style:style style:name="P20" style:family="paragraph" style:parent-style-name="Standard">
      <style:text-properties fo:font-size="16pt" officeooo:rsid="0047f693" officeooo:paragraph-rsid="0047f693" style:font-size-asian="14pt" style:font-size-complex="16pt"/>
    </style:style>
    <style:style style:name="P21" style:family="paragraph" style:parent-style-name="Standard">
      <style:text-properties fo:font-size="16pt" officeooo:rsid="00495411" officeooo:paragraph-rsid="00495411" style:font-size-asian="14pt" style:font-size-complex="16pt"/>
    </style:style>
    <style:style style:name="P22" style:family="paragraph" style:parent-style-name="Standard">
      <style:text-properties fo:font-size="16pt" officeooo:rsid="004acfe8" officeooo:paragraph-rsid="004acfe8" style:font-size-asian="14pt" style:font-size-complex="16pt"/>
    </style:style>
    <style:style style:name="P23" style:family="paragraph" style:parent-style-name="Standard">
      <style:text-properties fo:font-size="16pt" officeooo:rsid="004d8a0a" officeooo:paragraph-rsid="004d8a0a" style:font-size-asian="14pt" style:font-size-complex="16pt"/>
    </style:style>
    <style:style style:name="P24" style:family="paragraph" style:parent-style-name="Standard">
      <style:text-properties fo:font-size="16pt" officeooo:rsid="004ed06b" officeooo:paragraph-rsid="004ed06b" style:font-size-asian="14pt" style:font-size-complex="16pt"/>
    </style:style>
    <style:style style:name="P25" style:family="paragraph" style:parent-style-name="Standard">
      <style:text-properties fo:font-size="16pt" officeooo:rsid="00524733" officeooo:paragraph-rsid="00524733" style:font-size-asian="14pt" style:font-size-complex="16pt"/>
    </style:style>
    <style:style style:name="P26" style:family="paragraph" style:parent-style-name="Standard">
      <style:text-properties fo:font-size="16pt" officeooo:rsid="00539997" officeooo:paragraph-rsid="00539997" style:font-size-asian="14pt" style:font-size-complex="16pt"/>
    </style:style>
    <style:style style:name="P27" style:family="paragraph" style:parent-style-name="Standard">
      <style:text-properties fo:font-size="16pt" officeooo:rsid="0053d925" officeooo:paragraph-rsid="0053d925" style:font-size-asian="14pt" style:font-size-complex="16pt"/>
    </style:style>
    <style:style style:name="P28" style:family="paragraph" style:parent-style-name="Standard">
      <style:text-properties fo:font-size="16pt" officeooo:rsid="005575e0" officeooo:paragraph-rsid="005575e0" style:font-size-asian="14pt" style:font-size-complex="16pt"/>
    </style:style>
    <style:style style:name="P29" style:family="paragraph" style:parent-style-name="Standard">
      <style:text-properties fo:font-size="16pt" officeooo:rsid="005cd051" officeooo:paragraph-rsid="005cd051" style:font-size-asian="14pt" style:font-size-complex="16pt"/>
    </style:style>
    <style:style style:name="P30" style:family="paragraph" style:parent-style-name="Standard">
      <style:text-properties fo:font-size="16pt" officeooo:rsid="005cd051" officeooo:paragraph-rsid="006166c6" style:font-size-asian="14pt" style:font-size-complex="16pt"/>
    </style:style>
    <style:style style:name="P31" style:family="paragraph" style:parent-style-name="Standard">
      <style:text-properties fo:font-size="16pt" officeooo:rsid="00636b6e" officeooo:paragraph-rsid="00636b6e" style:font-size-asian="14pt" style:font-size-complex="16pt"/>
    </style:style>
    <style:style style:name="P32" style:family="paragraph" style:parent-style-name="Standard">
      <style:text-properties fo:font-size="16pt" officeooo:rsid="00669038" officeooo:paragraph-rsid="00669038" style:font-size-asian="14pt" style:font-size-complex="16pt"/>
    </style:style>
    <style:style style:name="P33" style:family="paragraph" style:parent-style-name="Standard">
      <style:text-properties fo:font-size="16pt" officeooo:rsid="006768d5" officeooo:paragraph-rsid="006768d5" style:font-size-asian="14pt" style:font-size-complex="16pt"/>
    </style:style>
    <style:style style:name="P34" style:family="paragraph" style:parent-style-name="Standard">
      <style:text-properties fo:font-size="16pt" fo:font-weight="bold" officeooo:rsid="0016d7dd" officeooo:paragraph-rsid="0016d7dd" style:font-size-asian="16pt" style:font-weight-asian="bold" style:font-size-complex="16pt" style:font-weight-complex="bold"/>
    </style:style>
    <style:style style:name="P35" style:family="paragraph" style:parent-style-name="Standard">
      <style:text-properties fo:font-size="16pt" fo:font-weight="bold" officeooo:rsid="0053d925" officeooo:paragraph-rsid="0053d925" style:font-size-asian="14pt" style:font-weight-asian="bold" style:font-size-complex="16pt" style:font-weight-complex="bold"/>
    </style:style>
    <style:style style:name="P36" style:family="paragraph" style:parent-style-name="Standard" style:list-style-name="L1">
      <style:text-properties officeooo:paragraph-rsid="001bc984"/>
    </style:style>
    <style:style style:name="P37" style:family="paragraph" style:parent-style-name="Standard" style:list-style-name="L2">
      <style:text-properties officeooo:rsid="001f4806" officeooo:paragraph-rsid="001f4806"/>
    </style:style>
    <style:style style:name="T1" style:family="text">
      <style:text-properties fo:font-size="16pt" officeooo:rsid="0018ab1e" style:font-size-asian="14pt" style:font-size-complex="16pt"/>
    </style:style>
    <style:style style:name="T2" style:family="text">
      <style:text-properties fo:font-size="16pt" officeooo:rsid="00198c1e" style:font-size-asian="14pt" style:font-size-complex="16pt"/>
    </style:style>
    <style:style style:name="T3" style:family="text">
      <style:text-properties fo:font-size="16pt" officeooo:rsid="001e21d0" style:font-size-asian="14pt" style:font-size-complex="16pt"/>
    </style:style>
    <style:style style:name="T4" style:family="text">
      <style:text-properties fo:font-size="16pt" officeooo:rsid="0020b34e" style:font-size-asian="14pt" style:font-size-complex="16pt"/>
    </style:style>
    <style:style style:name="T5" style:family="text">
      <style:text-properties fo:font-size="16pt" officeooo:rsid="0025cae4" style:font-size-asian="14pt" style:font-size-complex="16pt"/>
    </style:style>
    <style:style style:name="T6" style:family="text">
      <style:text-properties officeooo:rsid="0034d782"/>
    </style:style>
    <style:style style:name="T7" style:family="text">
      <style:text-properties officeooo:rsid="003bc703"/>
    </style:style>
    <style:style style:name="T8" style:family="text">
      <style:text-properties officeooo:rsid="003fee70"/>
    </style:style>
    <style:style style:name="T9" style:family="text">
      <style:text-properties officeooo:rsid="00422000"/>
    </style:style>
    <style:style style:name="T10" style:family="text">
      <style:text-properties officeooo:rsid="004524be"/>
    </style:style>
    <style:style style:name="T11" style:family="text">
      <style:text-properties officeooo:rsid="0047553e"/>
    </style:style>
    <style:style style:name="T12" style:family="text">
      <style:text-properties officeooo:rsid="004c2fdf"/>
    </style:style>
    <style:style style:name="T13" style:family="text">
      <style:text-properties officeooo:rsid="004ed06b"/>
    </style:style>
    <style:style style:name="T14" style:family="text">
      <style:text-properties officeooo:rsid="0050d86f"/>
    </style:style>
    <style:style style:name="T15" style:family="text">
      <style:text-properties officeooo:rsid="0059a50e"/>
    </style:style>
    <style:style style:name="T16" style:family="text">
      <style:text-properties officeooo:rsid="005ad02c"/>
    </style:style>
    <style:style style:name="T17" style:family="text">
      <style:text-properties officeooo:rsid="005d723a"/>
    </style:style>
    <style:style style:name="T18" style:family="text">
      <style:text-properties officeooo:rsid="00610b4a"/>
    </style:style>
    <style:style style:name="T19" style:family="text">
      <style:text-properties officeooo:rsid="00617bca"/>
    </style:style>
    <style:style style:name="T20" style:family="text">
      <style:text-properties officeooo:rsid="00649f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面向最终用户：</text:p>
      <text:p text:style-name="P1">一，Account</text:p>
      <text:p text:style-name="P1">1.bitshares 2.0账户必须在区块链上注册</text:p>
      <text:p text:style-name="P2">2.账户是一个身份标识，这样就把身份标识和交易授权签名分开了</text:p>
      <text:p text:style-name="P3">3.账户被分为3个组别：non-members(一般账户)，Lifetime Members，Anual Members</text:p>
      <text:p text:style-name="P13">4.账户费用相关：</text:p>
      <text:list xml:id="list6427126216917157668" text:style-name="L1">
        <text:list-item>
          <text:p text:style-name="P14">终身会员可以从自己支付的各种手续费中获得一定比例的返现奖励，并可以引荐他人注册</text:p>
        </text:list-item>
        <text:list-item>
          <text:p text:style-name="P36"><text:span text:style-name="T1">终身会员</text:span><text:span text:style-name="T2">(注册人)</text:span><text:span text:style-name="T1">可以用过引荐或注册账户获得引荐奖励，升级为终身会员需要支付一笔一次性的升级费用</text:span></text:p>
        </text:list-item>
        <text:list-item>
          <text:p text:style-name="P15">在每个维护周期手续费会在网络，推荐人，注册人之间结算一次</text:p>
        </text:list-item>
        <text:list-item>
          <text:p text:style-name="P36"><text:span text:style-name="T1">当手续费金额超过一定数量，会被冻结数天</text:span><text:span text:style-name="T3">(比如升级为终身会员的手续费等)</text:span></text:p>
        </text:list-item>
      </text:list>
      <text:p text:style-name="P16">5.账户权限相关</text:p>
      <text:list xml:id="list8953146791324079747" text:style-name="L2">
        <text:list-item>
          <text:p text:style-name="P17">每一个账户权限可以分为活跃权限和账户权限</text:p>
        </text:list-item>
        <text:list-item>
          <text:p text:style-name="P37"><text:span text:style-name="T4">拥有活跃权限的账户或公钥可以花费本账户资金，拥有账户权限的账户或公钥可以控制本账户</text:span><text:span text:style-name="T5">(包括权限设置)</text:span></text:p>
        </text:list-item>
        <text:list-item>
          <text:p text:style-name="P18">多账户加权重实现交易多重签名功能</text:p>
        </text:list-item>
      </text:list>
      <text:p text:style-name="P4"/>
      <text:p text:style-name="P4">二，Security</text:p>
      <text:p text:style-name="P5">1.权限控制</text:p>
      <text:p text:style-name="P5">owner permission作为管理员身份存在(权限设置)，active permission作为资金访问和用户一般设置的身份存在；这两种权限都是使用的ECC实现的public和private密钥</text:p>
      <text:p text:style-name="P6">2.脑钱包备份</text:p>
      <text:p text:style-name="P6">即助记词密钥</text:p>
      <text:p text:style-name="P7">3.钱包备份</text:p>
      <text:p text:style-name="P7">备份的是bin文件</text:p>
      <text:p text:style-name="P7"/>
      <text:p text:style-name="P8">注：</text:p>
      <text:p text:style-name="P8"><text:span text:style-name="T6">1.</text:span>帐号模式和钱包模式区别</text:p>
      <text:p text:style-name="P8">只有钱包模式下才能备份，因此也只有是钱包模式才能恢复备份过的钱包。</text:p>
      <text:p text:style-name="P9">2.几种钱包备份方式</text:p>
      <text:p text:style-name="P9">钱包bin文件备份，私钥备份，json钱包备份，脑钱包备份</text:p>
      <text:p text:style-name="P9"><text:soft-page-break/></text:p>
      <text:p text:style-name="P9">三，tra<text:span text:style-name="T7">nsactions and operations</text:span></text:p>
      <text:p text:style-name="P10">1.简单交易</text:p>
      <text:p text:style-name="P10">2.多重签名交易</text:p>
      <text:p text:style-name="P10">3.confidential transactions(机密签名)：利用了盲签技术，任何第三方都无法通过分析区块链来确定交易是怎么进行的</text:p>
      <text:p text:style-name="P10"/>
      <text:p text:style-name="P10">注：<text:a xlink:type="simple" xlink:href="https://www.qkldx.net/topic/204/盲数字签名" text:style-name="Internet_20_link" text:visited-style-name="Visited_20_Internet_20_Link">盲签名科普</text:a></text:p>
      <text:p text:style-name="P9"/>
      <text:p text:style-name="P9">四，Assets/<text:span text:style-name="T8">Tokens(资产和代币)</text:span></text:p>
      <text:p text:style-name="P11">1.UIA<text:span text:style-name="T9">(user issue assets):需要抵押品</text:span></text:p>
      <text:p text:style-name="P12">2.MPA(市场挂钩资产)：BitShares C<text:span text:style-name="T10">ommittee拥有的BitAssets被称为SmartCoins，包括USD，CNY，GOLD等等</text:span></text:p>
      <text:p text:style-name="P19">3.EBA<text:span text:style-name="T11">(exchange backed assets)</text:span></text:p>
      <text:p text:style-name="P19"/>
      <text:p text:style-name="P20">五，vesting balances</text:p>
      <text:p text:style-name="P21">1.工人可以定义薪水支付时间段，而不是让股东们立即支付，这样可以鼓励股东给自己投票</text:p>
      <text:p text:style-name="P22">2.<text:span text:style-name="T12">vest policy:可以获得利息(balance*length held)</text:span></text:p>
      <text:p text:style-name="P22"/>
      <text:p text:style-name="P23">六，voting</text:p>
      <text:p text:style-name="P23">被投票实体:</text:p>
      <text:p text:style-name="P24">1.block producers</text:p>
      <text:p text:style-name="P24">第一项任务是打包交易到块并签名块；第二项任务是为smartcoin提供可信的，准确的喂价<text:span text:style-name="T14">(price feed)。</text:span></text:p>
      <text:p text:style-name="P24">2.committee members</text:p>
      <text:p text:style-name="P25">管理区块链和业务参数，定义交易费用</text:p>
      <text:p text:style-name="P24">3.workers</text:p>
      <text:p text:style-name="P26">自由职业者或商人，为bitshares生态系统提供非营利性的服务器；本质上来讲就是为生态系统做些现行工作并获取相应的报酬</text:p>
      <text:p text:style-name="P27"/>
      <text:p text:style-name="P27">proxies:</text:p>
      <text:p text:style-name="P28">投票可能是一个很耗时的操作，因此Bitshares给股东们提供代理功能，可以代理股东投票</text:p>
      <text:p text:style-name="P27"/>
      <text:p text:style-name="P35">面向区块链“EMPLOYEES<text:span text:style-name="T15">(雇员)</text:span>”</text:p>
      <text:p text:style-name="P21"><text:soft-page-break/>一，committee<text:span text:style-name="T16">(委员会)</text:span></text:p>
      <text:p text:style-name="P21"><text:s text:c="5"/>bitshares offers <text:span text:style-name="T16">a tools to reach on-chain consensus about business management decisions.</text:span></text:p>
      <text:p text:style-name="P29"/>
      <text:p text:style-name="P29">Initially, Bitshares has the following blockchain parameters:</text:p>
      <text:p text:style-name="P29">1.fee structure:费用结构</text:p>
      <text:p text:style-name="P29">2.block interval:块间隔</text:p>
      <text:p text:style-name="P29">3.等等</text:p>
      <text:p text:style-name="P29"/>
      <text:p text:style-name="P29">除了以上定义的参数，任何witn<text:span text:style-name="T17">ess都可以提出protocol(草案)由股东投票，当投票赞成数量达到一定的比例，硬分叉开始生效</text:span></text:p>
      <text:p text:style-name="P29"/>
      <text:p text:style-name="P29">二，witn<text:span text:style-name="T18">ess(见证人)</text:span></text:p>
      <text:p text:style-name="P30">本质上就是<text:span text:style-name="T13">block producers</text:span></text:p>
      <text:p text:style-name="P30"/>
      <text:p text:style-name="P30">三，worker<text:span text:style-name="T19">s</text:span>/<text:span text:style-name="T19">budget items</text:span></text:p>
      <text:p text:style-name="P31">1.预算来自储金池，每日的预算是有限的</text:p>
      <text:p text:style-name="P31">2.预算项按照批准率来倒序排序</text:p>
      <text:p text:style-name="P31">3.根据工人的批准率倒序支付薪水，直到预算被用尽</text:p>
      <text:p text:style-name="P32">4.低批准率的工人收到的薪水可能低于应得数目</text:p>
      <text:p text:style-name="P32"/>
      <text:p text:style-name="P33">pseudo workers(伪工人):</text:p>
      <text:p text:style-name="P33">1.polling worker</text:p>
      <text:p text:style-name="P33">2.refund worker</text:p>
      <text:p text:style-name="P33">3.burn work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1:09:48.478232746</meta:creation-date>
    <meta:generator>LibreOffice/5.1.6.2$Linux_X86_64 LibreOffice_project/10m0$Build-2</meta:generator>
    <dc:date>2018-03-20T15:21:16.064763322</dc:date>
    <meta:editing-duration>PT10H39S</meta:editing-duration>
    <meta:editing-cycles>71</meta:editing-cycles>
    <meta:document-statistic meta:table-count="0" meta:image-count="0" meta:object-count="0" meta:page-count="3" meta:paragraph-count="67" meta:word-count="1035" meta:character-count="1740" meta:non-whitespace-character-count="1691"/>
  </office:meta>
</office:document-meta>
</file>